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paragraph-rsid="0015bd16"/>
    </style:style>
    <style:style style:name="P2" style:family="paragraph" style:parent-style-name="Standard">
      <style:paragraph-properties fo:text-align="start" style:justify-single-word="false"/>
      <style:text-properties style:font-name="Liberation Sans" fo:font-weight="bold" officeooo:rsid="0017b982" officeooo:paragraph-rsid="0015bd16" style:font-weight-asian="bold" style:font-weight-complex="bold"/>
    </style:style>
    <style:style style:name="P3" style:family="paragraph" style:parent-style-name="Standard">
      <style:paragraph-properties fo:text-align="start" style:justify-single-word="false"/>
      <style:text-properties style:font-name="Liberation Sans" fo:font-weight="bold" officeooo:rsid="0015bd16" officeooo:paragraph-rsid="0015bd16" style:font-weight-asian="bold" style:font-weight-complex="bold"/>
    </style:style>
    <style:style style:name="P4" style:family="paragraph" style:parent-style-name="Standard">
      <style:paragraph-properties fo:text-align="start" style:justify-single-word="false"/>
      <style:text-properties style:font-name="Liberation Sans" fo:font-weight="normal" officeooo:rsid="0017b982" officeooo:paragraph-rsid="0015bd16" style:font-weight-asian="normal" style:font-weight-complex="normal"/>
    </style:style>
    <style:style style:name="P5" style:family="paragraph" style:parent-style-name="Standard">
      <style:paragraph-properties fo:text-align="start" style:justify-single-word="false"/>
      <style:text-properties style:font-name="Liberation Sans" fo:font-weight="normal" officeooo:rsid="0015bd16" officeooo:paragraph-rsid="0015bd16" style:font-weight-asian="normal" style:font-weight-complex="normal"/>
    </style:style>
    <style:style style:name="P6" style:family="paragraph" style:parent-style-name="Standard">
      <style:paragraph-properties fo:text-align="start" style:justify-single-word="false" fo:break-before="page"/>
      <style:text-properties style:font-name="Liberation Sans" fo:font-size="16pt" fo:font-weight="bold" officeooo:rsid="0017b982" officeooo:paragraph-rsid="0015bd16" style:font-size-asian="16pt" style:font-weight-asian="bold" style:font-size-complex="16pt" style:font-weight-complex="bold"/>
    </style:style>
    <style:style style:name="P7" style:family="paragraph" style:parent-style-name="Standard">
      <style:paragraph-properties fo:text-align="start" style:justify-single-word="false" fo:break-before="page"/>
      <style:text-properties style:font-name="Liberation Sans" fo:font-size="10pt" fo:font-weight="normal" officeooo:rsid="001bffe6" officeooo:paragraph-rsid="0015bd16" style:font-size-asian="10pt" style:font-weight-asian="normal" style:font-size-complex="10pt" style:font-weight-complex="normal"/>
    </style:style>
    <style:style style:name="T1" style:family="text">
      <style:text-properties officeooo:rsid="0017b982"/>
    </style:style>
    <style:style style:name="T2" style:family="text">
      <style:text-properties fo:font-weight="normal" style:font-weight-asian="normal" style:font-weight-complex="normal"/>
    </style:style>
    <style:style style:name="T3" style:family="text">
      <style:text-properties officeooo:rsid="001672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William McDonald</text:p>
      <text:p text:style-name="P1">20418145</text:p>
      <text:p text:style-name="P1">wmcdonal</text:p>
      <text:p text:style-name="P1"/>
      <text:p text:style-name="P1"/>
      <text:p text:style-name="P1"/>
      <text:p text:style-name="P1"/>
      <text:p text:style-name="P1"/>
      <text:p text:style-name="P1"/>
      <text:p text:style-name="P1"/>
      <text:p text:style-name="P1"/>
      <text:p text:style-name="P1">CS 488 Assignment <text:span text:style-name="T1">2</text:span></text:p>
      <text:p text:style-name="P6">Manual</text:p>
      <text:p text:style-name="P2"/>
      <text:p text:style-name="P5">The data structure is very similar to the original. <text:s/>Only a pointer to the node's parent has been added, so that when picking a geometry node we can find the corresponding joint parent.</text:p>
      <text:p text:style-name="P5"/>
      <text:p text:style-name="P5"/>
      <text:p text:style-name="P5"/>
      <text:p text:style-name="P3">Sphere Drawing</text:p>
      <text:p text:style-name="P5"/>
      <text:p text:style-name="P5">A single sphere vertex buffer was computed and is used for every sphere. <text:s/>The sphere was created by tilling the surface with quadrilaterals, which were then split in half to become triangles. <text:s/>There is also a single buffer for the normals of the sphere vertices which is used for the lighting computations of every sphere.</text:p>
      <text:p text:style-name="P5"/>
      <text:p text:style-name="P3">Picking</text:p>
      <text:p text:style-name="P5"/>
      <text:p text:style-name="P5">Picking was implemented by unique-colour picking. The scene is rendered to a QOpenGLFrameBufferObject with depth checking enabled and dithering disabled. The pixel that was clicked is retrieved and an id is computed from its RGB value. The joint corresponding to that id is found (if it exists) and added to a set of picked nodes.</text:p>
      <text:p text:style-name="P5"/>
      <text:p text:style-name="P3">Rotating Joints</text:p>
      <text:p text:style-name="P3"/>
      <text:p text:style-name="P3"><text:span text:style-name="T2">There is an undo/redo stack which stores changes affecting a set of ids. When a rotation drag is started, a new entry is added to the top of the stack, which stores the change in x and y (scaled to represent angles in degrees). As the drag progresses, the top of the stack is modified in-place.</text:span></text:p>
      <text:p text:style-name="P3"/>
      <text:p text:style-name="P3"><text:span text:style-name="T2">There is also a map that maps ids to total rotations. <text:s/>This is kept up to date whenever the stack changes. <text:s/>This way we can retrieve the rotations for a node without having to loop over the whole stack.</text:span></text:p>
      <text:p text:style-name="P3"/>
      <text:p text:style-name="P3">Note on Joint Rotation</text:p>
      <text:p text:style-name="P3"/>
      <text:p text:style-name="P5">Note that because the stack contains the change in angles, joints can be over-rotated. Although this over-rotation is not displayed, it is computed, so rotations may appear to not take effect immediately.</text:p>
      <text:p text:style-name="P5"/>
      <text:p text:style-name="P5">This small problem could be solved by having a stack of map&lt;id, <text:span text:style-name="T3">state</text:span>&gt; to store the total state of a given id at a given point on the stack. <text:span text:style-name="T3">The top of the stack could still be modified in-place, but it would have to be checked against the allowed minimum and maximum rotation values of the joint nodes on every modification.</text:span></text:p>
      <text:p text:style-name="P4"/>
      <text:p text:style-name="P2">Assumptions</text:p>
      <text:p text:style-name="P2"/>
      <text:p text:style-name="P4">It is assumed that this program will be run on Ubuntu 14.04 with Qt version 5.2.1.</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7T01:14:25.728633423</meta:creation-date>
    <dc:date>2015-06-17T01:37:37.522387681</dc:date>
    <meta:editing-duration>PT4M11S</meta:editing-duration>
    <meta:editing-cycles>1</meta:editing-cycles>
    <meta:document-statistic meta:table-count="0" meta:image-count="0" meta:object-count="0" meta:page-count="3" meta:paragraph-count="18" meta:word-count="366" meta:character-count="2070" meta:non-whitespace-character-count="1717"/>
    <meta:generator>LibreOffice/4.2.8.2$Linux_X86_64 LibreOffice_project/420m0$Build-2</meta:generator>
  </office:meta>
</office:document-meta>
</file>